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3bface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3d1987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officeooo:rsid="001708df" officeooo:paragraph-rsid="003bface" style:font-size-asian="9pt" style:font-size-complex="9pt"/>
    </style:style>
    <style:style style:name="P4" style:family="paragraph" style:parent-style-name="Standard">
      <style:text-properties style:font-name="Consolas" fo:font-size="9pt" officeooo:rsid="001708df" officeooo:paragraph-rsid="003d1987" style:font-size-asian="9pt" style:font-size-complex="9pt"/>
    </style:style>
    <style:style style:name="P5" style:family="paragraph" style:parent-style-name="Standard">
      <style:text-properties style:font-name="Consolas" fo:font-size="9pt" officeooo:rsid="0016ab7f" officeooo:paragraph-rsid="003bface" style:font-size-asian="9pt" style:font-size-complex="9pt"/>
    </style:style>
    <style:style style:name="P6" style:family="paragraph" style:parent-style-name="Standard">
      <style:text-properties style:font-name="Consolas" fo:font-size="9pt" officeooo:rsid="0016ab7f" officeooo:paragraph-rsid="003d1987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b7f" style:font-weight-asian="bold" style:font-weight-complex="bold"/>
    </style:style>
    <style:style style:name="T3" style:family="text">
      <style:text-properties fo:font-weight="bold" officeooo:rsid="002a8c26" style:font-weight-asian="bold" style:font-weight-complex="bold"/>
    </style:style>
    <style:style style:name="T4" style:family="text">
      <style:text-properties fo:font-weight="bold" officeooo:rsid="00377b4e" style:font-weight-asian="bold" style:font-weight-complex="bold"/>
    </style:style>
    <style:style style:name="T5" style:family="text">
      <style:text-properties officeooo:rsid="0016ab7f"/>
    </style:style>
    <style:style style:name="T6" style:family="text">
      <style:text-properties officeooo:rsid="001da75f"/>
    </style:style>
    <style:style style:name="T7" style:family="text">
      <style:text-properties officeooo:rsid="00200af4"/>
    </style:style>
    <style:style style:name="T8" style:family="text">
      <style:text-properties officeooo:rsid="00295636"/>
    </style:style>
    <style:style style:name="T9" style:family="text">
      <style:text-properties officeooo:rsid="002a8c26"/>
    </style:style>
    <style:style style:name="T10" style:family="text">
      <style:text-properties fo:font-weight="normal" officeooo:rsid="002a8c26" style:font-weight-asian="normal" style:font-weight-complex="normal"/>
    </style:style>
    <style:style style:name="T11" style:family="text">
      <style:text-properties officeooo:rsid="003095fa"/>
    </style:style>
    <style:style style:name="T12" style:family="text">
      <style:text-properties officeooo:rsid="0031ea45"/>
    </style:style>
    <style:style style:name="T13" style:family="text">
      <style:text-properties officeooo:rsid="00327a28"/>
    </style:style>
    <style:style style:name="T14" style:family="text">
      <style:text-properties officeooo:rsid="00377b4e"/>
    </style:style>
    <style:style style:name="T15" style:family="text">
      <style:text-properties officeooo:rsid="00391ffa"/>
    </style:style>
    <style:style style:name="T16" style:family="text">
      <style:text-properties style:text-underline-style="solid" style:text-underline-width="auto" style:text-underline-color="font-color" fo:font-weight="bold" officeooo:rsid="003d1987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6">TRANSFER-KLÖVER</text:span></text:p>
      <text:p text:style-name="P1"/>
      <text:p text:style-name="P3"><text:span text:style-name="T1">1KL</text:span>: <text:span text:style-name="T15">1</text:span>+<text:span text:style-name="T12">kl</text:span>. <text:span text:style-name="T15">a) Nat, 11+.<text:line-break/> <text:s text:c="10"/>b) 10-12 bal el singel i lå.<text:line-break/> <text:s text:c="10"/>c) 16-18 bal.<text:line-break/> <text:s text:c="4"/>Transfer-svar.</text:span></text:p>
      <text:p text:style-name="P3"><text:span text:style-name="T1">1RU</text:span>: 4+<text:span text:style-name="T12">ru</text:span>. <text:span text:style-name="T5">Obal, 11+. Transfer-återbud.</text:span></text:p>
      <text:p text:style-name="P3"><text:span text:style-name="T1">1</text:span><text:span text:style-name="T3">HJ</text:span><text:span text:style-name="T9">, </text:span><text:span text:style-name="T3">1SP</text:span>: 5+<text:span text:style-name="T13">färg, 11+.</text:span></text:p>
      <text:p text:style-name="P3"><text:s text:c="2"/><text:span text:style-name="T5">2/1 utg-krav, Stenberg, Bergen,<text:line-break/> <text:s/>1HÖ-2KL konv, 1RU-2HÖ konv, <text:line-break/> <text:s/>Häxan, XY-NT, XYZ, Romex,</text:span></text:p>
      <text:p text:style-name="P5"><text:s text:c="2"/>Neg-X, Supp-X. Good/Bad 2NT.</text:p>
      <text:p text:style-name="P3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0">Stayman. Transfers.</text:span></text:p>
      <text:p text:style-name="P1"/>
      <text:p text:style-name="P3"><text:span text:style-name="T1">2KL</text:span>: <text:span text:style-name="T5">a) 5+ru. 7-10.<text:line-break/> <text:s text:c="4"/>b) 19-20 bal.<text:line-break/> <text:s text:c="4"/>c) 25+ bal.<text:line-break/> <text:s text:c="4"/>d) Utg-krav obal.</text:span></text:p>
      <text:p text:style-name="P3"><text:span text:style-name="T1">2RU</text:span>: <text:span text:style-name="T14">a) 5+högfärg, ca 7-10.<text:line-break/> <text:s text:c="4"/>b) 21-22 bal.<text:line-break/></text:span><text:span text:style-name="T2">2HÖ</text:span><text:span text:style-name="T5">: 5+färg. <text:s/>3-8 zon-beroende.<text:line-break/><text:line-break/></text:span><text:span text:style-name="T1">2NT: </text:span><text:span text:style-name="T4">23-24</text:span><text:span text:style-name="T1">.</text:span></text:p>
      <text:p text:style-name="P3"><text:span text:style-name="T1"><text:line-break/>3/4 i färg</text:span> = <text:span text:style-name="T11">Spärr, spelstick</text:span>.</text:p>
      <text:p text:style-name="P3"/>
      <text:p text:style-name="P3">Mot 1NT: <text:span text:style-name="T6">Mixed-</text:span>DONT/<text:span text:style-name="T6">Landy.<text:line-break/>Leaping Michaels. Mixed raise.<text:line-break/></text:span></text:p>
      <text:p text:style-name="P3">Utspel: 10-12. <text:s/><text:span text:style-name="T8">Konv genom spelf.</text:span></text:p>
      <text:p text:style-name="P3">Markeringar: Schneider, Malmö, <text:span text:style-name="T7">Lav</text:span><text:line-break/><text:line-break/></text:p>
      <text:p text:style-name="P4"><text:span text:style-name="T1"><text:line-break/></text:span><text:span text:style-name="T16">TRANSFER-KLÖVER</text:span></text:p>
      <text:p text:style-name="P2"/>
      <text:p text:style-name="P4"><text:span text:style-name="T1">1KL</text:span>: <text:span text:style-name="T15">1</text:span>+<text:span text:style-name="T12">kl</text:span>. <text:span text:style-name="T15">a) Nat, 11+.<text:line-break/> <text:s text:c="10"/>b) 10-12 bal el singel i lå.<text:line-break/> <text:s text:c="10"/>c) 16-18 bal.<text:line-break/> <text:s text:c="4"/>Transfer-svar.</text:span></text:p>
      <text:p text:style-name="P4"><text:span text:style-name="T1">1RU</text:span>: 4+<text:span text:style-name="T12">ru</text:span>. <text:span text:style-name="T5">Obal, 11+. Transfer-återbud.</text:span></text:p>
      <text:p text:style-name="P4"><text:span text:style-name="T1">1</text:span><text:span text:style-name="T3">HJ</text:span><text:span text:style-name="T9">, </text:span><text:span text:style-name="T3">1SP</text:span>: 5+<text:span text:style-name="T13">färg, 11+.</text:span></text:p>
      <text:p text:style-name="P4"><text:s text:c="2"/><text:span text:style-name="T5">2/1 utg-krav, Stenberg, Bergen,<text:line-break/> <text:s/>1HÖ-2KL konv, 1RU-2HÖ konv, <text:line-break/> <text:s/>Häxan, XY-NT, XYZ, Romex,</text:span></text:p>
      <text:p text:style-name="P6"><text:s text:c="2"/>Neg-X, Supp-X. Good/Bad 2NT.</text:p>
      <text:p text:style-name="P4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0">Stayman. Transfers.</text:span></text:p>
      <text:p text:style-name="P2"/>
      <text:p text:style-name="P4"><text:span text:style-name="T1">2KL</text:span>: <text:span text:style-name="T5">a) 5+ru. 7-10.<text:line-break/> <text:s text:c="4"/>b) 19-20 bal.<text:line-break/> <text:s text:c="4"/>c) 25+ bal.<text:line-break/> <text:s text:c="4"/>d) Utg-krav obal.</text:span></text:p>
      <text:p text:style-name="P4"><text:span text:style-name="T1">2RU</text:span>: <text:span text:style-name="T14">a) 5+högfärg, ca 7-10.<text:line-break/> <text:s text:c="4"/>b) 21-22 bal.<text:line-break/></text:span><text:span text:style-name="T2">2HÖ</text:span><text:span text:style-name="T5">: 5+färg. <text:s/>3-8 zon-beroende.<text:line-break/><text:line-break/></text:span><text:span text:style-name="T1">2NT: </text:span><text:span text:style-name="T4">23-24</text:span><text:span text:style-name="T1">.</text:span></text:p>
      <text:p text:style-name="P4"><text:span text:style-name="T1"><text:line-break/>3/4 i färg</text:span> = <text:span text:style-name="T11">Spärr, spelstick</text:span>.</text:p>
      <text:p text:style-name="P4"/>
      <text:p text:style-name="P4">Mot 1NT: <text:span text:style-name="T6">Mixed-</text:span>DONT/<text:span text:style-name="T6">Landy.<text:line-break/>Leaping Michaels. Mixed raise.<text:line-break/></text:span></text:p>
      <text:p text:style-name="P4">Utspel: 10-12. <text:s/><text:span text:style-name="T8">Konv genom spelf.</text:span></text:p>
      <text:p text:style-name="P4">Markeringar: Schneider, Malmö, <text:span text:style-name="T7">Lav</text:span><text:line-break/><text:line-break/></text:p>
      <text:p text:style-name="P4"><text:line-break/><text:line-break/><text:line-break/><text:line-break/><text:line-break/><text:line-break/><text:line-break/><text:line-break/><text:span text:style-name="T16">TRANSFER-KLÖVER</text:span></text:p>
      <text:p text:style-name="P2"/>
      <text:p text:style-name="P4"><text:span text:style-name="T1">1KL</text:span>: <text:span text:style-name="T15">1</text:span>+<text:span text:style-name="T12">kl</text:span>. <text:span text:style-name="T15">a) Nat, 11+.<text:line-break/> <text:s text:c="10"/>b) 10-12 bal el singel i lå.<text:line-break/> <text:s text:c="10"/>c) 16-18 bal.<text:line-break/> <text:s text:c="4"/>Transfer-svar.</text:span></text:p>
      <text:p text:style-name="P4"><text:span text:style-name="T1">1RU</text:span>: 4+<text:span text:style-name="T12">ru</text:span>. <text:span text:style-name="T5">Obal, 11+. Transfer-återbud.</text:span></text:p>
      <text:p text:style-name="P4"><text:span text:style-name="T1">1</text:span><text:span text:style-name="T3">HJ</text:span><text:span text:style-name="T9">, </text:span><text:span text:style-name="T3">1SP</text:span>: 5+<text:span text:style-name="T13">färg, 11+.</text:span></text:p>
      <text:p text:style-name="P4"><text:s text:c="2"/><text:span text:style-name="T5">2/1 utg-krav, Stenberg, Bergen,<text:line-break/> <text:s/>1HÖ-2KL konv, 1RU-2HÖ konv, <text:line-break/> <text:s/>Häxan, XY-NT, XYZ, Romex,</text:span></text:p>
      <text:p text:style-name="P6"><text:s text:c="2"/>Neg-X, Supp-X. Good/Bad 2NT.</text:p>
      <text:p text:style-name="P4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0">Stayman. Transfers.</text:span></text:p>
      <text:p text:style-name="P2"/>
      <text:p text:style-name="P4"><text:span text:style-name="T1">2KL</text:span>: <text:span text:style-name="T5">a) 5+ru. 7-10.<text:line-break/> <text:s text:c="4"/>b) 19-20 bal.<text:line-break/> <text:s text:c="4"/>c) 25+ bal.<text:line-break/> <text:s text:c="4"/>d) Utg-krav obal.</text:span></text:p>
      <text:p text:style-name="P4"><text:span text:style-name="T1">2RU</text:span>: <text:span text:style-name="T14">a) 5+högfärg, ca 7-10.<text:line-break/> <text:s text:c="4"/>b) 21-22 bal.<text:line-break/></text:span><text:span text:style-name="T2">2HÖ</text:span><text:span text:style-name="T5">: 5+färg. <text:s/>3-8 zon-beroende.<text:line-break/><text:line-break/></text:span><text:span text:style-name="T1">2NT: </text:span><text:span text:style-name="T4">23-24</text:span><text:span text:style-name="T1">.</text:span></text:p>
      <text:p text:style-name="P4"><text:span text:style-name="T1"><text:line-break/>3/4 i färg</text:span> = <text:span text:style-name="T11">Spärr, spelstick</text:span>.</text:p>
      <text:p text:style-name="P4"/>
      <text:p text:style-name="P4">Mot 1NT: <text:span text:style-name="T6">Mixed-</text:span>DONT/<text:span text:style-name="T6">Landy.<text:line-break/>Leaping Michaels. Mixed raise.<text:line-break/></text:span></text:p>
      <text:p text:style-name="P4">Utspel: 10-12. <text:s/><text:span text:style-name="T8">Konv genom spelf.</text:span></text:p>
      <text:p text:style-name="P4">Markeringar: Schneider, Malmö, <text:span text:style-name="T7">Lav</text:span><text:line-break/></text:p>
      <text:p text:style-name="P4"><text:line-break/></text:p>
      <text:p text:style-name="P4"><text:span text:style-name="T16">TRANSFER-KLÖVER</text:span></text:p>
      <text:p text:style-name="P2"/>
      <text:p text:style-name="P4"><text:span text:style-name="T1">1KL</text:span>: <text:span text:style-name="T15">1</text:span>+<text:span text:style-name="T12">kl</text:span>. <text:span text:style-name="T15">a) Nat, 11+.<text:line-break/> <text:s text:c="10"/>b) 10-12 bal el singel i lå.<text:line-break/> <text:s text:c="10"/>c) 16-18 bal.<text:line-break/> <text:s text:c="4"/>Transfer-svar.</text:span></text:p>
      <text:p text:style-name="P4"><text:span text:style-name="T1">1RU</text:span>: 4+<text:span text:style-name="T12">ru</text:span>. <text:span text:style-name="T5">Obal, 11+. Transfer-återbud.</text:span></text:p>
      <text:p text:style-name="P4"><text:span text:style-name="T1">1</text:span><text:span text:style-name="T3">HJ</text:span><text:span text:style-name="T9">, </text:span><text:span text:style-name="T3">1SP</text:span>: 5+<text:span text:style-name="T13">färg, 11+.</text:span></text:p>
      <text:p text:style-name="P4"><text:s text:c="2"/><text:span text:style-name="T5">2/1 utg-krav, Stenberg, Bergen,<text:line-break/> <text:s/>1HÖ-2KL konv, 1RU-2HÖ konv, <text:line-break/> <text:s/>Häxan, XY-NT, XYZ, Romex,</text:span></text:p>
      <text:p text:style-name="P6"><text:s text:c="2"/>Neg-X, Supp-X. Good/Bad 2NT.</text:p>
      <text:p text:style-name="P4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0">Stayman. Transfers.</text:span></text:p>
      <text:p text:style-name="P2"/>
      <text:p text:style-name="P4"><text:span text:style-name="T1">2KL</text:span>: <text:span text:style-name="T5">a) 5+ru. 7-10.<text:line-break/> <text:s text:c="4"/>b) 19-20 bal.<text:line-break/> <text:s text:c="4"/>c) 25+ bal.<text:line-break/> <text:s text:c="4"/>d) Utg-krav obal.</text:span></text:p>
      <text:p text:style-name="P4"><text:span text:style-name="T1">2RU</text:span>: <text:span text:style-name="T14">a) 5+högfärg, ca 7-10.<text:line-break/> <text:s text:c="4"/>b) 21-22 bal.<text:line-break/></text:span><text:span text:style-name="T2">2HÖ</text:span><text:span text:style-name="T5">: 5+färg. <text:s/>3-8 zon-beroende.<text:line-break/><text:line-break/></text:span><text:span text:style-name="T1">2NT: </text:span><text:span text:style-name="T4">23-24</text:span><text:span text:style-name="T1">.</text:span></text:p>
      <text:p text:style-name="P4"><text:span text:style-name="T1"><text:line-break/>3/4 i färg</text:span> = <text:span text:style-name="T11">Spärr, spelstick</text:span>.</text:p>
      <text:p text:style-name="P4"/>
      <text:p text:style-name="P4">Mot 1NT: <text:span text:style-name="T6">Mixed-</text:span>DONT/<text:span text:style-name="T6">Landy.<text:line-break/>Leaping Michaels. Mixed raise.<text:line-break/></text:span></text:p>
      <text:p text:style-name="P4">Utspel: 10-12. <text:s/><text:span text:style-name="T8">Konv genom spelf.</text:span></text:p>
      <text:p text:style-name="P4">Markeringar: Schneider, Malmö, <text:span text:style-name="T7">Lav</text:span><text:line-break/><text:lin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02-17T11:01:30.065000000</meta:print-date>
    <dc:date>2019-02-05T19:33:42.118000000</dc:date>
    <meta:editing-duration>PT1H24M31S</meta:editing-duration>
    <meta:editing-cycles>49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53" meta:word-count="380" meta:character-count="2669" meta:non-whitespace-character-count="2076"/>
  </office:meta>
</office:document-meta>
</file>